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edce6" draw:textarea-horizontal-align="justify" draw:textarea-vertical-align="middle" draw:auto-grow-height="false" fo:min-height="0.75cm" fo:min-width="1.7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dedce6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xml:id="id1" draw:id="id1" draw:layer="layout" svg:width="2.2cm" svg:height="1cm" svg:x="11.6cm" svg:y="0.6cm">
          <text:p text:style-name="P1"><text:span text:style-name="T1">Composant </text:span><text:span text:style-name="T1"><text:line-break/></text:span><text:span text:style-name="T1">niveau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2cm" svg:height="1cm" svg:x="6.4cm" svg:y="2.8cm">
          <text:p text:style-name="P1"><text:span text:style-name="T1">Composant </text:span><text:span text:style-name="T1"><text:line-break/></text:span><text:span text:style-name="T1">niveau N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2cm" svg:height="1cm" svg:x="3.2cm" svg:y="4.8cm">
          <text:p text:style-name="P1"><text:span text:style-name="T1">Composant </text:span><text:span text:style-name="T1"><text:line-break/></text:span><text:span text:style-name="T1">niveau N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2cm" svg:height="1cm" svg:x="9.8cm" svg:y="4.8cm">
          <text:p text:style-name="P1"><text:span text:style-name="T1">Composant </text:span><text:span text:style-name="T1"><text:line-break/></text:span><text:span text:style-name="T1">niveau N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2.2cm" svg:height="1cm" svg:x="0.6cm" svg:y="7.1cm">
          <text:p text:style-name="P1"><text:span text:style-name="T1">Composant </text:span><text:span text:style-name="T1"><text:line-break/></text:span><text:span text:style-name="T1">niveau N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2.2cm" svg:height="1cm" svg:x="3.2cm" svg:y="7.1cm">
          <text:p text:style-name="P1"><text:span text:style-name="T1">Composant </text:span><text:span text:style-name="T1"><text:line-break/></text:span><text:span text:style-name="T1">niveau N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2.2cm" svg:height="1cm" svg:x="5.8cm" svg:y="7.1cm">
          <text:p text:style-name="P1"><text:span text:style-name="T1">Composant </text:span><text:span text:style-name="T1"><text:line-break/></text:span><text:span text:style-name="T1">niveau N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2cm" svg:height="1cm" svg:x="8.4cm" svg:y="7.1cm">
          <text:p text:style-name="P1"><text:span text:style-name="T1">Composant </text:span><text:span text:style-name="T1"><text:line-break/></text:span><text:span text:style-name="T1">niveau N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2.2cm" svg:height="1cm" svg:x="11cm" svg:y="7.1cm">
          <text:p text:style-name="P1"><text:span text:style-name="T1">Composant </text:span><text:span text:style-name="T1"><text:line-break/></text:span><text:span text:style-name="T1">niveau N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2cm" svg:height="1cm" svg:x="18.5cm" svg:y="2.8cm">
          <text:p text:style-name="P1"><text:span text:style-name="T1">Composant </text:span><text:span text:style-name="T1"><text:line-break/></text:span><text:span text:style-name="T1">niveau N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2cm" svg:height="1cm" svg:x="16.2cm" svg:y="4.8cm">
          <text:p text:style-name="P1"><text:span text:style-name="T1">Composant </text:span><text:span text:style-name="T1"><text:line-break/></text:span><text:span text:style-name="T1">niveau N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2cm" svg:height="1cm" svg:x="13.6cm" svg:y="7.1cm">
          <text:p text:style-name="P1"><text:span text:style-name="T1">Composant </text:span><text:span text:style-name="T1"><text:line-break/></text:span><text:span text:style-name="T1">niveau N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2cm" svg:height="1cm" svg:x="16.2cm" svg:y="7.1cm">
          <text:p text:style-name="P1"><text:span text:style-name="T1">Composant </text:span><text:span text:style-name="T1"><text:line-break/></text:span><text:span text:style-name="T1">niveau N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2cm" svg:height="1cm" svg:x="22.6cm" svg:y="4.8cm">
          <text:p text:style-name="P1"><text:span text:style-name="T1">Composant </text:span><text:span text:style-name="T1"><text:line-break/></text:span><text:span text:style-name="T1">niveau N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2.2cm" svg:height="1cm" svg:x="19cm" svg:y="7.1cm">
          <text:p text:style-name="P1"><text:span text:style-name="T1">Composant </text:span><text:span text:style-name="T1"><text:line-break/></text:span><text:span text:style-name="T1">niveau N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2.7cm" svg:y1="1.6cm" svg:x2="7.5cm" svg:y2="2.8cm" draw:start-shape="id1" draw:end-shape="id2" draw:end-glue-point="0" svg:d="M12700 1600v600h-5200v600" svg:viewBox="0 0 5201 1201">
          <text:p/>
        </draw:connector>
        <draw:connector draw:style-name="gr2" draw:text-style-name="P3" draw:layer="layout" svg:x1="12.7cm" svg:y1="1.6cm" svg:x2="19.6cm" svg:y2="2.8cm" draw:start-shape="id1" draw:end-shape="id3" draw:end-glue-point="0" svg:d="M12700 1600v600h6900v600" svg:viewBox="0 0 6901 1201">
          <text:p/>
        </draw:connector>
        <draw:connector draw:style-name="gr2" draw:text-style-name="P3" draw:layer="layout" svg:x1="7.5cm" svg:y1="3.8cm" svg:x2="10.9cm" svg:y2="4.8cm" draw:start-shape="id2" draw:start-glue-point="2" draw:end-shape="id4" svg:d="M7500 3800v500h3400v500" svg:viewBox="0 0 3401 1001">
          <text:p/>
        </draw:connector>
        <draw:connector draw:style-name="gr2" draw:text-style-name="P3" draw:layer="layout" svg:x1="7.5cm" svg:y1="3.8cm" svg:x2="4.3cm" svg:y2="4.8cm" draw:start-shape="id2" draw:start-glue-point="2" draw:end-shape="id5" draw:end-glue-point="0" svg:d="M7500 3800v500h-3200v500" svg:viewBox="0 0 3201 1001">
          <text:p/>
        </draw:connector>
        <draw:connector draw:style-name="gr2" draw:text-style-name="P3" draw:layer="layout" svg:x1="19.6cm" svg:y1="3.8cm" svg:x2="23.7cm" svg:y2="4.8cm" draw:start-shape="id3" draw:start-glue-point="2" draw:end-shape="id6" draw:end-glue-point="0" svg:d="M19600 3800v500h4100v500" svg:viewBox="0 0 4101 1001">
          <text:p/>
        </draw:connector>
        <draw:connector draw:style-name="gr2" draw:text-style-name="P3" draw:layer="layout" svg:x1="19.6cm" svg:y1="3.8cm" svg:x2="17.3cm" svg:y2="4.8cm" draw:start-shape="id3" draw:start-glue-point="2" draw:end-shape="id7" draw:end-glue-point="0" svg:d="M19600 3800v500h-2300v500" svg:viewBox="0 0 2301 1001">
          <text:p/>
        </draw:connector>
        <draw:connector draw:style-name="gr2" draw:text-style-name="P3" draw:layer="layout" svg:x1="17.3cm" svg:y1="5.8cm" svg:x2="14.7cm" svg:y2="7.1cm" draw:start-shape="id7" draw:start-glue-point="2" draw:end-shape="id8" draw:end-glue-point="0" svg:d="M17300 5800v650h-2600v650" svg:viewBox="0 0 2601 1301">
          <text:p/>
        </draw:connector>
        <draw:connector draw:style-name="gr2" draw:text-style-name="P3" draw:layer="layout" svg:x1="17.3cm" svg:y1="5.8cm" svg:x2="17.3cm" svg:y2="7.1cm" draw:start-shape="id7" draw:start-glue-point="2" draw:end-shape="id9" draw:end-glue-point="0" svg:d="M17300 5800v1300" svg:viewBox="0 0 1 1301">
          <text:p/>
        </draw:connector>
        <draw:connector draw:style-name="gr2" draw:text-style-name="P3" draw:layer="layout" svg:x1="17.3cm" svg:y1="5.8cm" svg:x2="20.1cm" svg:y2="7.1cm" draw:start-shape="id7" draw:start-glue-point="2" draw:end-shape="id10" draw:end-glue-point="0" svg:d="M17300 5800v650h2800v650" svg:viewBox="0 0 2801 1301">
          <text:p/>
        </draw:connector>
        <draw:connector draw:style-name="gr2" draw:text-style-name="P3" draw:layer="layout" svg:x1="4.3cm" svg:y1="5.8cm" svg:x2="1.7cm" svg:y2="7.1cm" draw:start-shape="id5" draw:end-shape="id11" draw:end-glue-point="0" svg:d="M4300 5800v650h-2600v650" svg:viewBox="0 0 2601 1301">
          <text:p/>
        </draw:connector>
        <draw:connector draw:style-name="gr2" draw:text-style-name="P3" draw:layer="layout" svg:x1="4.3cm" svg:y1="5.8cm" svg:x2="4.3cm" svg:y2="7.1cm" draw:start-shape="id5" draw:start-glue-point="2" draw:end-shape="id12" draw:end-glue-point="0" svg:d="M4300 5800v1300" svg:viewBox="0 0 1 1301">
          <text:p/>
        </draw:connector>
        <draw:connector draw:style-name="gr2" draw:text-style-name="P3" draw:layer="layout" svg:x1="4.3cm" svg:y1="5.8cm" svg:x2="6.9cm" svg:y2="7.1cm" draw:start-shape="id5" draw:start-glue-point="2" draw:end-shape="id13" draw:end-glue-point="0" svg:d="M4300 5800v650h2600v650" svg:viewBox="0 0 2601 1301">
          <text:p/>
        </draw:connector>
        <draw:connector draw:style-name="gr2" draw:text-style-name="P3" draw:layer="layout" svg:x1="10.9cm" svg:y1="5.8cm" svg:x2="12.1cm" svg:y2="7.1cm" draw:start-shape="id4" draw:start-glue-point="2" draw:end-shape="id14" draw:end-glue-point="0" svg:d="M10900 5800v650h1200v650" svg:viewBox="0 0 1201 1301">
          <text:p/>
        </draw:connector>
        <draw:connector draw:style-name="gr2" draw:text-style-name="P3" draw:layer="layout" svg:x1="10.9cm" svg:y1="5.8cm" svg:x2="9.5cm" svg:y2="7.1cm" draw:start-shape="id4" draw:start-glue-point="2" draw:end-shape="id15" draw:end-glue-point="0" svg:d="M10900 5800v650h-1400v650" svg:viewBox="0 0 1401 1301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21:53:27.789000000</meta:creation-date>
    <dc:date>2020-09-14T22:04:49.342000000</dc:date>
    <meta:editing-duration>PT1M11S</meta:editing-duration>
    <meta:editing-cycles>1</meta:editing-cycles>
    <meta:generator>LibreOffice/6.4.1.2$Windows_X86_64 LibreOffice_project/4d224e95b98b138af42a64d84056446d09082932</meta:generator>
    <meta:document-statistic meta:object-count="54"/>
  </office:meta>
</office:document-meta>
</file>